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text-line-through-styl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cccccc" style:text-line-through-style="none" style:font-name="Arial" fo:font-size="12pt" fo:font-style="normal" style:text-underline-style="none" fo:font-weight="normal" style:text-blinking="false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8">Was ist für uns Motivation? </text:p>
      <text:p text:style-name="P8"><text:tab/>Motivation nicht für jeden gleich</text:p>
      <text:p text:style-name="P8"><text:tab/>Jeder wird anders Motiviert </text:p>
      <text:p text:style-name="P8"><text:tab/>Geld nicht immer das Haupt-motiv</text:p>
      <text:p text:style-name="P8"><text:tab/>Das Arbeiten in einer Gruppe</text:p>
      <text:p text:style-name="P8"><text:tab/>Das erlernen und das fundieren des Wissen ein starker Punkt</text:p>
      <text:p text:style-name="P8"/>
      <text:p text:style-name="P8">Was ist unser Anreiz an Entwicklung OSS?</text:p>
      <text:p text:style-name="P8"><text:tab/>Das mitbringen von eigener Erfahrung und Wissen </text:p>
      <text:p text:style-name="P8"><text:tab/>Einen eigenen Beitrag dazu zu Leisten</text:p>
      <text:p text:style-name="P8"/>
      <text:p text:style-name="P8">Was ist unser Anreiz OSS zu verwenden?</text:p>
      <text:p text:style-name="P8"><text:tab/>Gratis</text:p>
      <text:p text:style-name="P8"><text:tab/>Es ist frei verwendbar und kann somit fast unbegrenzt gebraucht werden.</text:p>
      <text:p text:style-name="P8"/>
      <text:p text:style-name="P7"/>
      <text:p text:style-name="P7">Was haben wir gelernt/ unsere Erkenntnise?</text:p>
      <text:p text:style-name="P7"><text:tab/>Wie 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7"><text:soft-page-break/></text:p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><text:soft-page-break/></text:p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02T12:31:23.07</dc:date>
    <meta:editing-duration>PT56M10S</meta:editing-duration>
    <meta:editing-cycles>16</meta:editing-cycles>
    <meta:generator>OpenOffice/4.1.8$Win32 OpenOffice.org_project/418m3$Build-9803</meta:generator>
    <dc:creator>Adonis Raphael Fehr</dc:creator>
    <meta:document-statistic meta:table-count="0" meta:image-count="0" meta:object-count="0" meta:page-count="3" meta:paragraph-count="43" meta:word-count="358" meta:character-count="2331"/>
  </office:meta>
</office:document-meta>
</file>